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1"/>
        <table:table-column table:style-name="co1" table:default-cell-style-name="ce6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ass Member Functions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Enum ID</text:p>
          </table:table-cell>
          <table:covered-table-cell table:number-columns-repeated="2" table:style-name="Default"/>
          <table:table-cell table:style-name="ce5" office:value-type="string" calcext:value-type="string" table:number-columns-spanned="9" table:number-rows-spanned="1">
            <text:p>EVENT_TABLE Entries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OpenFil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OpenFile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OpenFile, AssignmentFrame::onOpenFIle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SaveFil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SaveFile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SaveFile, AssignmentFrame::onSaveFile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SaveAsFil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SaveAsFile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SaveAsFile, AssignmentFrame::onSaveAsFile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ExitFil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ExitFile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ExitFile, AssignmentFrame::onExitFile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isplayFil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isplayFile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DisplayFile, AssignmentFrame::onDisplayFile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 table:style-name="Default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CreateADT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CreateADTs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AddRecor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AddRecord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AddRecord, AssignmentFrame::onAddRecord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eleteRecor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eleteRecord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DeleteRecord, AssignmentFrame::onDeleteRecord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 table:style-name="Default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BSTIn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BSTIn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BSTInorder, AssignmentFrame::onBSTInorder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BSTPre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BSTPre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BSTPost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BSTPost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AVLIn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AVLIn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AVLPre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AVLPre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AVLPost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AVLPost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RBIn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RBIn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RBPre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RBPre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RBPost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RBPost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SplayIn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SplayIn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SplayPre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SplayPre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SplayPostorde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SplayPostorder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 table:style-name="Default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isplayAllMinHea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isplayAllMinHeap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HeapSortMinHea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HeapSortMinHeap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isplayAllMaxHea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isplayAllMaxHeap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HeapSortMaxHea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HeapSortMaxHeap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9" table:number-rows-spanned="1"/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isplaySet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isplaySetA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isplaySetB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isplaySetB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isplayIntersectio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isplayIntersection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DisplayUnio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DisplayUnion</text:p>
          </table:table-cell>
          <table:covered-table-cell table:number-columns-repeated="2"/>
          <table:table-cell office:value-type="string" calcext:value-type="string" table:number-columns-spanned="9" table:number-rows-spanned="1">
            <text:p>EVT_MENU(ID_CreateADTs, AssignmentFrame::onCreateADTs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 table:style-name="Default"/>
          <table:table-cell table:number-columns-spanned="9" table:number-rows-spanned="1"/>
          <table:covered-table-cell table:number-columns-repeated="8"/>
        </table:table-row>
        <table:table-row table:style-name="ro3">
          <table:table-cell office:value-type="string" calcext:value-type="string" table:number-columns-spanned="3" table:number-rows-spanned="1">
            <text:p>onAboutHel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AboutHelp</text:p>
            <text:p/>
            <text:p/>
            <text:p/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AboutHelp, AssignmentFrame::onAboutHelp)</text:p>
          </table:table-cell>
          <table:covered-table-cell table:number-columns-repeated="8"/>
        </table:table-row>
        <table:table-row table:style-name="ro2">
          <table:table-cell office:value-type="string" calcext:value-type="string" table:number-columns-spanned="3" table:number-rows-spanned="1">
            <text:p>onExitHel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D_ExitHelp</text:p>
          </table:table-cell>
          <table:covered-table-cell table:number-columns-repeated="2" table:style-name="Default"/>
          <table:table-cell office:value-type="string" calcext:value-type="string" table:number-columns-spanned="9" table:number-rows-spanned="1">
            <text:p>EVT_MENU(ID_ExitHelp, AssignmentFrame::onExitHelp)</text:p>
          </table:table-cell>
          <table:covered-table-cell table:number-columns-repeated="8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 table:style-name="Default"/>
          <table:table-cell table:number-columns-spanned="9" table:number-rows-spanned="1"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2:58:24.916688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3:33:44.807413821</meta:creation-date>
    <dc:date>2023-11-19T13:39:09.404871965</dc:date>
    <meta:editing-duration>PT1H35M45S</meta:editing-duration>
    <meta:editing-cycles>10</meta:editing-cycles>
    <meta:generator>LibreOffice/7.5.4.1$Linux_X86_64 LibreOffice_project/50$Build-1</meta:generator>
    <meta:document-statistic meta:table-count="1" meta:cell-count="93" meta:object-count="0"/>
  </office:meta>
</office:document-meta>
</file>